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MT" svg:font-family="ArialMT, Arial" style:font-family-generic="swiss"/>
    <style:font-face style:name="Calibri" svg:font-family="Calibri"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2">
      <style:paragraph-properties fo:margin-left="1.016cm" fo:margin-right="0cm" fo:margin-top="0.423cm" fo:margin-bottom="0.212cm" fo:line-height="50%" fo:text-indent="-1.016cm" style:auto-text-indent="false">
        <style:tab-stops>
          <style:tab-stop style:position="1.016cm"/>
        </style:tab-stops>
      </style:paragraph-properties>
      <style:text-properties fo:font-weight="normal" style:font-weight-asian="normal" style:font-weight-complex="normal"/>
    </style:style>
    <style:style style:name="P2" style:family="paragraph" style:parent-style-name="Standard">
      <style:text-properties fo:font-size="10pt" fo:font-weight="bold" style:font-size-asian="10pt" style:font-weight-asian="bold" style:font-size-complex="10pt" style:font-weight-complex="bold"/>
    </style:style>
    <style:style style:name="P3" style:family="paragraph" style:parent-style-name="Standard">
      <style:text-properties fo:font-size="10pt" style:font-size-asian="10pt" style:font-size-complex="10pt"/>
    </style:style>
    <style:style style:name="P4" style:family="paragraph" style:parent-style-name="courant">
      <style:text-properties style:font-name-complex="ArialMT"/>
    </style:style>
    <style:style style:name="P5" style:family="paragraph" style:parent-style-name="courant">
      <style:text-properties fo:font-weight="bold" style:font-weight-asian="bold" style:font-weight-complex="bold"/>
    </style:style>
    <style:style style:name="P6" style:family="paragraph" style:parent-style-name="Heading_20_3">
      <style:paragraph-properties fo:margin-left="1.27cm" fo:margin-right="0cm" fo:margin-top="0.423cm" fo:margin-bottom="0.212cm" fo:line-height="50%" fo:text-indent="-1.27cm" style:auto-text-indent="false">
        <style:tab-stops>
          <style:tab-stop style:position="1.27cm"/>
        </style:tab-stops>
      </style:paragraph-properties>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10pt" style:font-size-asian="10pt" style:font-size-complex="10pt"/>
    </style:style>
    <style:style style:name="T3" style:family="text">
      <style:text-properties style:font-weight-complex="normal"/>
    </style:style>
    <style:style style:name="T4" style:family="text">
      <style:text-properties style:font-name-complex="ArialM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2">Semestre 3 – Spécialité INIS</text:h>
      <text:p text:style-name="P2"/>
      <text:h text:style-name="P6" text:outline-level="3">UE 31 – Sécurité des applications nomades</text:h>
      <text:p text:style-name="Standard"><text:span text:style-name="T1">Contenu :</text:span><text:span text:style-name="T2"> </text:span></text:p>
      <text:p text:style-name="courant">Ce cours porte sur la sécurité des applications J2ME (Java 2 Mobile Edition) et se décompose en deux parties. La première partie traite des problèmes liés à la configuration de la politique de sécurité de la machine virtuelle (security manager, chargeur de classe, contrôle <text:s/>d'accès, signature de classes, ...) et des bonnes pratiques de programmation. Plusieurs aspects du langage Java (héritage, modificateurs, <text:s text:c="2"/>sérialisation, JNI...) pouvant avoir un impact sur la sécurité des <text:s/>applications seront étudiés. En particulier, l'accent sera mis, au travers d'une étude de la spécification du langage, sur les pratiques de développement Java conduisant à la production d'un code robuste. La seconde partie du cours portera sur le code exécuté par la machine virtuelle et la spécification de cette dernière. En particulier, les mécanismes de vérification de bytecode mis en oeuvre par la machine virtuelle (principalement basés sur la sureté du typage) et les techniques d'analyse sous-jacentes seront étudiés. Finalement, ces techniques d'analyse seront généralisées afin de permettre leur application à des propriétés de sécurité plus précises.</text:p>
      <text:p text:style-name="Standard"><text:span text:style-name="T1">Pré-requis :</text:span><text:span text:style-name="T2"> </text:span></text:p>
      <text:p text:style-name="courant">Développement d'application nomades.</text:p>
      <text:p text:style-name="courant">Programmation Java.</text:p>
      <text:p text:style-name="Standard"><text:span text:style-name="T1">Objectifs :</text:span><text:span text:style-name="T2"> </text:span></text:p>
      <text:p text:style-name="courant">Capacité à configurer correctement une machine virtuelle Java en fonction d'une politique de sécurité donnée.</text:p>
      <text:p text:style-name="courant">Maîtrise des subtilités du langage Java ayant un impact sur la sécurité des applications.</text:p>
      <text:p text:style-name="courant">Connaissance des propriétés de sureté du code assurées par les machines virtuelle Java et des techniques d'analyse sous-jacentes.</text:p>
      <text:p text:style-name="courant">Application de ces techniques à des propriétés de sécurité spécifiques.</text:p>
      <text:p text:style-name="Standard"><text:span text:style-name="T1">Langue de l’enseignement :</text:span><text:span text:style-name="T2"> Français / Anglais</text:span></text:p>
      <text:p text:style-name="P2"/>
      <text:h text:style-name="P6" text:outline-level="3">UE 32 – Systèmes d'informations géographiques nomades</text:h>
      <text:p text:style-name="Standard"><text:span text:style-name="T1">Contenu :</text:span><text:span text:style-name="T2"> </text:span></text:p>
      <text:p text:style-name="courant">Apprentissage des principaux systèmes de géo-localisation utilisés dans l’informatique nomade. Etude des principes et des outils des systèmes d’informations géographiques (SIG). Analyse des architectures matérielles <text:s/>et logicielles des SIG nomades</text:p>
      <text:p text:style-name="Standard"><text:span text:style-name="T1">Pré-requis :</text:span><text:span text:style-name="T2"> </text:span></text:p>
      <text:p text:style-name="P3">Module de M1 : Système d’exploitation embarqué, développement d’applications nomades, réseaux : protocoles et mobilité.</text:p>
      <text:p text:style-name="Standard"><text:span text:style-name="T1">Objectifs :</text:span><text:span text:style-name="T2"> </text:span></text:p>
      <text:p text:style-name="P3">Développer des applications nomades basées sur la géo-localisation et utilisant des SIG.</text:p>
      <text:p text:style-name="Standard"><text:span text:style-name="T1">Langue de l’enseignement :</text:span><text:span text:style-name="T2"> Français / Anglais</text:span></text:p>
      <text:p text:style-name="P2"/>
      <text:h text:style-name="P6" text:outline-level="3">UE 33 – Pratique des contraintes</text:h>
      <text:p text:style-name="Standard"><text:span text:style-name="T1">Contenu :</text:span><text:span text:style-name="T2"> </text:span></text:p>
      <text:p text:style-name="courant">Le module "Pratique des contraintes" en M2 s'inscrit dans une démarche déclarative et descriptive pour modéliser et résoudre des problèmes combinatoires complexes et professionellement pertinents. <text:s/>On y montre l'application des contraintes dans un éventail de problèmes réels, en mettant l'accent sur la pratique de la modélisation et l'utilisation des outils. <text:s/>Il s'inscrit dans la continuité du module PLC de M1 qui présente le paradigme de la programmation logique et offre une introduction aux contraintes.</text:p>
      <text:p text:style-name="Standard"><text:span text:style-name="T1">Pré-requis :</text:span><text:span text:style-name="T2"> </text:span></text:p>
      <text:p text:style-name="P3">Programmation en logique et par contraintes</text:p>
      <text:p text:style-name="Standard"><text:span text:style-name="T1">Objectifs :</text:span><text:span text:style-name="T2"> </text:span></text:p>
      <text:p text:style-name="P3">Modélisation et résolution de problèmes par approche déclarative.</text:p>
      <text:p text:style-name="Standard"><text:span text:style-name="T1">Langue de l’enseignement :</text:span><text:span text:style-name="T2"> Français / Anglais</text:span></text:p>
      <text:p text:style-name="P2"/>
      <text:h text:style-name="P6" text:outline-level="3">UE 35 – Extraction de connaissances dans les bases de données</text:h>
      <text:p text:style-name="champ"><text:span text:style-name="T3">Contenu :</text:span> </text:p>
      <text:p text:style-name="courant">- Les différents types d'apprentissage et les différentes tâches </text:p>
      <text:p text:style-name="courant">- Classification supervisée : arbre de décision, modèles probabilistes, machines à vecteur support, noyaux</text:p>
      <text:p text:style-name="courant"><text:soft-page-break/>- Evaluation des modèles</text:p>
      <text:p text:style-name="courant">- Classification non supervisée : par partitionnement, hiérarchique, conceptuelle</text:p>
      <text:p text:style-name="courant">- Recherche de règles d'association</text:p>
      <text:p text:style-name="Standard"><text:span text:style-name="T1">Pré-requis :</text:span><text:span text:style-name="T2"> Outils d'exploration de données, Intelligence Artificielle</text:span></text:p>
      <text:p text:style-name="Standard"><text:span text:style-name="T1">Objectifs :</text:span><text:span text:style-name="T2"> </text:span></text:p>
      <text:p text:style-name="courant">- Utilisation d'outils : Weka, RapidMiner</text:p>
      <text:p text:style-name="courant">- Définir le problème d'apprentissage : modèle à acquérir, données nécessaires, techniques applicables</text:p>
      <text:p text:style-name="courant">- Appliquer des techniques d'apprentissage </text:p>
      <text:p text:style-name="Standard"><text:span text:style-name="T1">Langue de l’enseignement :</text:span><text:span text:style-name="T2"> Français / Anglais</text:span></text:p>
      <text:p text:style-name="P2"/>
      <text:h text:style-name="P6" text:outline-level="3">UE 36 – Sécurité des communications</text:h>
      <text:p text:style-name="Standard"><text:span text:style-name="T1">Contenu :</text:span><text:span text:style-name="T2"> </text:span></text:p>
      <text:p text:style-name="courant">Ce module introduit et familiarise les étudiants avec des notions de sécurité relatives aux communications. Après un survol historique de la compétition perpétuelle entre cryptographie et cryptanalyse, avec comme point clé la seconde guerre mondiale et le système Enigma, les standards actuels de chiffrements symétriques et asymétriques sont étudiés en profondeur. Les technologies actuelles permettent des communications synchrones sur des distances de plusieurs centaines ou milliers de kilomètres. De plus ces communications peuvent contenir des informations confidentielles et peuvent également nécessiter une authentification des personnes en communication (communication entre un tiers et un centre de paiement par exemple). Des protocoles de sécurité sont développés afin de garantir les propriétés mentionnées précédemment. Ce module présente les mécanismes d'authentification, de confidentialité et d'intégrité de données et ainsi que quelques protocoles comme Kerberos. Enfin, le dernier point traité dans ce module démontre que des algorithmes de chiffrement parfaits ne suffisent pas pour garantir la sécurité d'un protocole de communication. Les étudiants sont invités à manipuler un outil de simulation et de vérification de protocoles de sécurité afin de détecter d'éventuelles failles logiques de conception.</text:p>
      <text:p text:style-name="Standard"><text:span text:style-name="T1">Pré-requis :</text:span><text:span text:style-name="T2"> </text:span></text:p>
      <text:p text:style-name="courant">Notions<text:span text:style-name="T4"> de Mathématiques discrètes, réseaux.</text:span></text:p>
      <text:p text:style-name="Standard"><text:span text:style-name="T1">Objectifs :</text:span><text:span text:style-name="T2"> </text:span></text:p>
      <text:p text:style-name="P4">Comprendre en profondeur les mécanismes garantissant la sécurité des systèmes et réseaux en thème de confidentialité, d'authentification et de disponibilité. Modéliser un protocole à partir d'une spécification textuelle et manipuler un outil de simulation et de vérification</text:p>
      <text:p text:style-name="Standard"><text:span text:style-name="T1">Langue de l’enseignement :</text:span><text:span text:style-name="T2"> Français / Anglais</text:span></text:p>
      <text:p text:style-name="P2"/>
      <text:h text:style-name="P6" text:outline-level="3">UE 37 – Projet 1</text:h>
      <text:p text:style-name="Standard"><text:span text:style-name="T1">Contenu :</text:span><text:span text:style-name="T2"> </text:span></text:p>
      <text:p text:style-name="courant">Réalisation d'une application en rapport avec les UE du semestre.</text:p>
      <text:p text:style-name="Standard"><text:span text:style-name="T1">Pré-requis :</text:span><text:span text:style-name="T2"> </text:span></text:p>
      <text:p text:style-name="courant">Maîtrise des techniques de développement de logiciels.</text:p>
      <text:p text:style-name="Standard"><text:span text:style-name="T1">Objectifs :</text:span><text:span text:style-name="T2"> </text:span></text:p>
      <text:p text:style-name="courant">Mise en pratique des principes et techniques étudiés dans les unités d'enseignement.</text:p>
      <text:p text:style-name="Standard"><text:span text:style-name="T1">Langue de l’enseignement :</text:span><text:span text:style-name="T2"> Français / Anglais</text:span></text:p>
      <text:p text:style-name="P2"/>
      <text:h text:style-name="P6" text:outline-level="3"/>
      <text:h text:style-name="P6" text:outline-level="3">UE 38 – Initiation à la recherche </text:h>
      <text:p text:style-name="Standard"><text:span text:style-name="T1">Contenu :</text:span><text:span text:style-name="T2"> </text:span></text:p>
      <text:p text:style-name="courant">Initiation au stage recherche :</text:p>
      <text:p text:style-name="courant">- introduction d'outils pour aborder un stage de recherche en laboratoire</text:p>
      <text:p text:style-name="courant">- présentation du cycle de tutoriaux, des thématiques, des possibilités de poursuites en thèse et plus largement du milieu de la recherche académique ou industrielle</text:p>
      <text:p text:style-name="courant">- présentation des projets académiques proposés au semestre 4</text:p>
      <text:p text:style-name="P5"/>
      <text:p text:style-name="courant">Cycle de tutoriaux :</text:p>
      <text:p text:style-name="courant">- 2 tutoriaux longs (d'une durée totale de 9h; soit 2 fois 3 séances de 1h30) seront axés sur une thématique préalablement choisie et pour laquelle un renforcement est sollicité par le laboratoire.</text:p>
      <text:p text:style-name="courant">- 20 tutoriaux courts (de 1h30 chacun) articulés autour de thématiques telles que la résolution par contraintes, l'apprentissage, extraction de connaissances, le parallélisme, la réalité virtuelle, la sécurité et sûreté des logiciels, les modèles de calculs, l'algorithmique et la théorie des graphes, ...</text:p>
      <text:p text:style-name="P5"><text:soft-page-break/></text:p>
      <text:p text:style-name="courant">Ces tutoriaux se voudront à la fois introductifs et concrets, mais ils apporteront également des connaissances pointues sur des domaines maîtrisés par les intervenants.</text:p>
      <text:p text:style-name="Standard"><text:span text:style-name="T1">Pré-requis :</text:span><text:span text:style-name="T2"> </text:span></text:p>
      <text:p text:style-name="courant">Avoir une connaissance générale de l'informatique. </text:p>
      <text:p text:style-name="Standard"><text:span text:style-name="T1">Objectifs :</text:span><text:span text:style-name="T2"> </text:span></text:p>
      <text:p text:style-name="courant">L'objectif est d'initier l'étudiant à une démarche scientifique et de le familiariser à un travail de recherche bibliographique. Les tutoriaux ont pour objectif d'appréhender quelques thématiques de recherche et d'introduire des techniques récentes ou fondamentales.</text:p>
      <text:p text:style-name="Standard"><text:span text:style-name="T1">Langue de l’enseignement :</text:span><text:span text:style-name="T2"> Français / Anglais</text:span></text:p>
      <text:p text:style-name="P2"/>
      <text:h text:style-name="P6" text:outline-level="3">UE 39 – Simulation de stratégie d'entreprise</text:h>
      <text:p text:style-name="Standard"><text:span text:style-name="T1">Contenu :</text:span><text:span text:style-name="T2"> </text:span></text:p>
      <text:p text:style-name="courant">Les étudiants sont mis en situation de gérer une entreprise à travaers des décisions d'ordre commercial, financier et de production. Ces entreprises sont en concurrence sur le marché, et sont en mesure d'évaluer régulièrement leurs résultats à l'aide des documents financiers et d'études de positionnement. Ainsi cette situation de gestion d'entreprise est l'occasion d'appliquer les principaux concepts en statégies et marketing, et d'élaborer des tableaux de bord afin de guider les étudiants dans leurs décisions et d'en mesurer les impacts financier.</text:p>
      <text:p text:style-name="P2">Pré-requis :</text:p>
      <text:p text:style-name="courant">aucun </text:p>
      <text:p text:style-name="P2">Objectifs :</text:p>
      <text:p text:style-name="courant">Connaissance du monde de l'entreprise. </text:p>
      <text:p text:style-name="Standard"><text:span text:style-name="T1">Langue de l’enseignement :</text:span><text:span text:style-name="T2"> Français / Anglais</text:spa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MT" svg:font-family="ArialMT, Arial" style:font-family-generic="swiss"/>
    <style:font-face style:name="Calibri" svg:font-family="Calibri"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Standard" style:next-style-name="Standard" style:default-outline-level="2" style:class="text">
      <style:paragraph-properties fo:margin-left="0cm" fo:margin-right="0cm" fo:text-align="justify" style:justify-single-word="false" fo:text-indent="0cm" style:auto-text-indent="false" fo:keep-with-next="always"/>
      <style:text-properties fo:font-style="italic" fo:font-weight="bold" style:font-style-asian="italic" style:font-weight-asian="bold" style:font-style-complex="italic" style:font-weight-complex="bold"/>
    </style:style>
    <style:style style:name="Heading_20_3" style:display-name="Heading 3" style:family="paragraph" style:parent-style-name="Standard" style:next-style-name="Standard" style:default-outline-level="3" style:class="text">
      <style:paragraph-properties fo:margin-left="0cm" fo:margin-right="0cm" fo:text-indent="0cm" style:auto-text-indent="false" fo:keep-with-next="always"/>
      <style:text-properties fo:font-weight="bold" style:font-weight-asian="bold" style:font-weight-complex="bold"/>
    </style:style>
    <style:style style:name="courant" style:family="paragraph" style:parent-style-name="Standard">
      <style:paragraph-properties fo:text-align="justify" style:justify-single-word="false">
        <style:tab-stops>
          <style:tab-stop style:position="0.501cm"/>
        </style:tab-stops>
      </style:paragraph-properties>
      <style:text-properties fo:font-size="10pt" style:font-name-asian="Calibri" style:font-size-asian="10pt" style:font-name-complex="Calibri" style:font-size-complex="10pt"/>
    </style:style>
    <style:style style:name="champ" style:family="paragraph" style:parent-style-name="Standard">
      <style:text-properties fo:font-size="10pt" fo:font-weight="bold" style:font-name-asian="Calibri" style:font-size-asian="10pt" style:font-weight-asian="bold" style:font-name-complex="Calibri" style:font-size-complex="10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i ED-DBALI</meta:initial-creator>
    <meta:creation-date>2012-02-08T13:48:00</meta:creation-date>
    <meta:document-statistic meta:table-count="0" meta:image-count="0" meta:object-count="0" meta:page-count="3" meta:paragraph-count="81" meta:word-count="1146" meta:character-count="7989"/>
    <dc:date>2012-02-08T13:48:27</dc:date>
    <dc:creator>Ali ED-DBALI</dc:creator>
    <meta:editing-duration>PT28S</meta:editing-duration>
    <meta:editing-cycles>1</meta:editing-cycles>
    <meta:generator>OpenOffice.org/3.3$Unix OpenOffice.org_project/330m20$Build-9567</meta:generator>
  </office:meta>
</office:document-meta>
</file>